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16cm" fo:min-width="0.138cm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1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svg:stroke-color="#3333ff" draw:fill="none" draw:textarea-vertical-align="middle"/>
    </style:style>
    <style:style style:name="gr6" style:family="graphic" style:parent-style-name="objectwithoutfill">
      <style:graphic-properties svg:stroke-color="#00ff66" draw:fill="none" draw:textarea-vertical-align="middle"/>
    </style:style>
    <style:style style:name="gr7" style:family="graphic" style:parent-style-name="objectwithoutfill">
      <style:graphic-properties svg:stroke-color="#cc00cc" draw:fill="none" draw:textarea-vertical-align="middle"/>
    </style:style>
    <style:style style:name="gr8" style:family="graphic" style:parent-style-name="standard">
      <style:graphic-properties svg:stroke-color="#cc00cc" draw:textarea-horizontal-align="justify" draw:textarea-vertical-align="middle" draw:auto-grow-height="false" fo:min-height="0.551cm" fo:min-width="5.90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9cm" svg:height="0.8cm" svg:x="8.3cm" svg:y="2.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9cm" svg:y="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6.8cm" svg:y="1.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3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1.8cm" svg:y="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4cm" svg:y="6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9.6cm" svg:y="4.3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3.101cm" svg:y="4.9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cm" svg:y1="3.7cm" svg:x2="3.9cm" svg:y2="5cm">
          <text:p/>
        </draw:line>
        <draw:line draw:style-name="gr3" draw:text-style-name="P2" draw:layer="layout" svg:x1="6.9cm" svg:y1="2.1cm" svg:x2="5.7cm" svg:y2="3.2cm">
          <text:p/>
        </draw:line>
        <draw:line draw:style-name="gr3" draw:text-style-name="P2" draw:layer="layout" svg:x1="3.3cm" svg:y1="5.7cm" svg:x2="2.5cm" svg:y2="7.1cm">
          <text:p/>
        </draw:line>
        <draw:line draw:style-name="gr3" draw:text-style-name="P2" draw:layer="layout" svg:x1="3.9cm" svg:y1="5.6cm" svg:x2="4.6cm" svg:y2="6.8cm">
          <text:p/>
        </draw:line>
        <draw:line draw:style-name="gr3" draw:text-style-name="P2" draw:layer="layout" svg:x1="7.5cm" svg:y1="2.1cm" svg:x2="8.5cm" svg:y2="3.1cm">
          <text:p/>
        </draw:line>
        <draw:line draw:style-name="gr3" draw:text-style-name="P2" draw:layer="layout" svg:x1="9cm" svg:y1="3.6cm" svg:x2="9.8cm" svg:y2="4.5cm">
          <text:p/>
        </draw:line>
        <draw:custom-shape draw:style-name="gr1" draw:text-style-name="P1" draw:layer="layout" svg:width="0.9cm" svg:height="0.8cm" svg:x="8.3cm" svg:y="9.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9cm" svg:y="9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6.8cm" svg:y="7.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3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1.8cm" svg:y="13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4cm" svg:y="13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9.6cm" svg:y="10.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3.101cm" svg:y="11.4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cm" svg:y1="10.2cm" svg:x2="3.9cm" svg:y2="11.5cm">
          <text:p/>
        </draw:line>
        <draw:line draw:style-name="gr3" draw:text-style-name="P2" draw:layer="layout" svg:x1="6.9cm" svg:y1="8.6cm" svg:x2="5.7cm" svg:y2="9.7cm">
          <text:p/>
        </draw:line>
        <draw:line draw:style-name="gr3" draw:text-style-name="P2" draw:layer="layout" svg:x1="3.3cm" svg:y1="12.2cm" svg:x2="2.5cm" svg:y2="13.6cm">
          <text:p/>
        </draw:line>
        <draw:line draw:style-name="gr3" draw:text-style-name="P2" draw:layer="layout" svg:x1="3.9cm" svg:y1="12.1cm" svg:x2="4.6cm" svg:y2="13.3cm">
          <text:p/>
        </draw:line>
        <draw:line draw:style-name="gr3" draw:text-style-name="P2" draw:layer="layout" svg:x1="7.5cm" svg:y1="8.6cm" svg:x2="8.5cm" svg:y2="9.6cm">
          <text:p/>
        </draw:line>
        <draw:line draw:style-name="gr3" draw:text-style-name="P2" draw:layer="layout" svg:x1="9cm" svg:y1="10.1cm" svg:x2="9.8cm" svg:y2="11cm">
          <text:p/>
        </draw:line>
        <draw:custom-shape draw:style-name="gr1" draw:text-style-name="P1" draw:layer="layout" svg:width="0.9cm" svg:height="0.8cm" svg:x="8.3cm" svg:y="15.7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9cm" svg:y="15.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6.8cm" svg:y="14.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3.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1.8cm" svg:y="19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4cm" svg:y="19.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9.6cm" svg:y="17.1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3.101cm" svg:y="17.7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cm" svg:y1="16.5cm" svg:x2="3.9cm" svg:y2="17.8cm">
          <text:p/>
        </draw:line>
        <draw:line draw:style-name="gr3" draw:text-style-name="P2" draw:layer="layout" svg:x1="6.9cm" svg:y1="14.9cm" svg:x2="5.7cm" svg:y2="16cm">
          <text:p/>
        </draw:line>
        <draw:line draw:style-name="gr3" draw:text-style-name="P2" draw:layer="layout" svg:x1="3.3cm" svg:y1="18.5cm" svg:x2="2.5cm" svg:y2="19.9cm">
          <text:p/>
        </draw:line>
        <draw:line draw:style-name="gr3" draw:text-style-name="P2" draw:layer="layout" svg:x1="3.9cm" svg:y1="18.4cm" svg:x2="4.6cm" svg:y2="19.6cm">
          <text:p/>
        </draw:line>
        <draw:line draw:style-name="gr3" draw:text-style-name="P2" draw:layer="layout" svg:x1="7.5cm" svg:y1="14.9cm" svg:x2="8.5cm" svg:y2="15.9cm">
          <text:p/>
        </draw:line>
        <draw:line draw:style-name="gr3" draw:text-style-name="P2" draw:layer="layout" svg:x1="9cm" svg:y1="16.4cm" svg:x2="9.8cm" svg:y2="17.3cm">
          <text:p/>
        </draw:line>
        <draw:custom-shape draw:style-name="gr1" draw:text-style-name="P1" draw:layer="layout" svg:width="0.9cm" svg:height="0.8cm" svg:x="8.3cm" svg:y="22.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9cm" svg:y="22.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6.8cm" svg:y="21.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3.1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1.8cm" svg:y="26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4.4cm" svg:y="2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9.6cm" svg:y="24.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8cm" svg:x="3.101cm" svg:y="24.8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cm" svg:y1="23.6cm" svg:x2="3.9cm" svg:y2="24.9cm">
          <text:p/>
        </draw:line>
        <draw:line draw:style-name="gr3" draw:text-style-name="P2" draw:layer="layout" svg:x1="6.9cm" svg:y1="22cm" svg:x2="5.7cm" svg:y2="23.1cm">
          <text:p/>
        </draw:line>
        <draw:line draw:style-name="gr3" draw:text-style-name="P2" draw:layer="layout" svg:x1="3.3cm" svg:y1="25.6cm" svg:x2="2.5cm" svg:y2="27cm">
          <text:p/>
        </draw:line>
        <draw:line draw:style-name="gr3" draw:text-style-name="P2" draw:layer="layout" svg:x1="3.9cm" svg:y1="25.5cm" svg:x2="4.6cm" svg:y2="26.7cm">
          <text:p/>
        </draw:line>
        <draw:line draw:style-name="gr3" draw:text-style-name="P2" draw:layer="layout" svg:x1="7.5cm" svg:y1="22cm" svg:x2="8.5cm" svg:y2="23cm">
          <text:p/>
        </draw:line>
        <draw:line draw:style-name="gr3" draw:text-style-name="P2" draw:layer="layout" svg:x1="9cm" svg:y1="23.5cm" svg:x2="9.8cm" svg:y2="24.4cm">
          <text:p/>
        </draw:line>
        <draw:path draw:style-name="gr4" draw:text-style-name="P2" draw:layer="layout" svg:width="7.821cm" svg:height="4.812cm" draw:transform="rotate (-3.00057005002865) translate (10.1006706326203cm 6.20208238113674cm)" svg:viewBox="0 0 7822 4813" svg:d="M2425 4811c399 40 352-458 752-502 353-39 779-182 921-500 200-449 397-98 676-317 251-197 658-181 823-490 157-292 399-526 598-790 198-263 573-315 697-631 110-281 280-529 428-789 141-249 706-631 424-766-268-128-144 608-534 678-341 60-420 561-890 456-352-79-502-333-674-557-64-83-257-1063-317-336-26 315 37 604 18 901-19 283-134 537-261 814-173 374-473 546-782 714-277 150-533 229-809 396-247 149-287 487-578 646-259 143-544 430-843 294-291-133-535-337-705-683-151-307-447-513-752-691-323-188-294-584-358-900l-35-273-224-128">
          <text:p/>
        </draw:path>
        <draw:path draw:style-name="gr5" draw:text-style-name="P2" draw:layer="layout" svg:width="7.751cm" svg:height="4.802cm" draw:transform="rotate (0.0996583002888762) translate (2.00912233878075cm 9.02173309149509cm)" svg:viewBox="0 0 7752 4803" svg:d="M0 4713c417 133 543-315 708-559 157-231 288-476 412-731 248-510 782-59 878 160 127 288 535 523 400 838-155 360 615 592 304 103-154-243-238-507-261-776-24-283-147-516-137-812 10-277 40-545 58-815 27-427 460-407 733-556 286-156 734-14 945-268 223-269 397-466 541-817 101-248 563-746 828-303 213 356 587 540 780 899 111 205 73 498 424 600 340 98 682 251 885 571l208 335 24 244 22 27">
          <text:p/>
        </draw:path>
        <draw:path draw:style-name="gr6" draw:text-style-name="P2" draw:layer="layout" svg:width="9.29cm" svg:height="5.279cm" draw:transform="rotate (-3.14159265358979) translate (10.9674943827364cm 27.1954151402437cm)" svg:viewBox="0 0 9291 5280" svg:d="M3751 5235c770 8-190-1-289 24-597 153-109-584 241-409 243 123 545 0 818-24 295-26 599 35 889-24 306-60 793-41 818-433 25-364-526-342-818-313-428 45-865 0-1298 0-368 0-738 0-1107 0-296 0-595 34-890 0-213-23-842 106-625-288 163-292 498-519 842-554 408-41 819-53 1226-24 260 19 512-43 770-24 297 22 596-33 890-48 345-16 690 2 1034-24s689-29 1035-24c358 7 674-242 721-649 60-512-432-237-625-265-452-63-914 0-1371 0-456 0-915 11-1371 0-810-18-1619 85-2430 48-280-12-563 78-841 24-308-60-552 10-866 72-547 111-603-436-385-673 412-443 1034-468 1587-529 474-52 946-127 1419-169 378-32 753-24 1131-48 373-22 737-44 1106-48 401-3 803 0 1203 0 281 0 563-15 842 0 327 19 642-85 962-96 297-9 583-114 794-361 423-495-324-358-505-361-248-3-498-9-746 24-293 39-591 70-890 48l-577 24h-241-216">
          <text:p/>
        </draw:path>
        <draw:path draw:style-name="gr7" draw:text-style-name="P2" draw:layer="layout" svg:width="7.725cm" svg:height="5.484cm" svg:x="2.454cm" svg:y="14.697cm" svg:viewBox="0 0 7726 5485" svg:d="M0 5460c312-1 625 0 938 0 263 0 531 38 793 0 242-35 593 188 674-265 52-288 4-528-24-794-41-390-356-706-698-769-339-63-643-220-312-530 229-213 277-562 481-793 234-265 485-558 818-674 281-98 592-78 890-48 281 29 552-24 841 120 321 160 542 437 890 529 293 77 548 239 866 265 315 26 522 382 842 385 248 2 866 231 698-217-125-332-524-474-818-673-273-184-548-367-818-553-300-206-425-589-770-746l-192-264-168-265-73-168">
          <text:p/>
        </draw:path>
        <draw:custom-shape draw:style-name="gr8" draw:text-style-name="P3" draw:layer="layout" svg:width="6.4cm" svg:height="0.8cm" svg:x="11.4cm" svg:y="2.9cm">
          <text:p text:style-name="P3">Preorder: <text:s/>7 6 4 1 5 10 13</text:p>
          <draw:enhanced-geometry svg:viewBox="0 0 21600 21600" draw:glue-points="10800 0 0 10800 10800 21600 21600 10800 ?f40 ?f41" draw:text-areas="0 0 21600 21600" draw:type="rectangular-callout" draw:modifiers="5196.68801749727 21546.067415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4cm" svg:height="0.8cm" svg:x="11.8cm" svg:y="9.4cm">
          <text:p text:style-name="P3">Inorder: <text:s/>1 4 5 6 7 10 13</text:p>
          <draw:enhanced-geometry svg:viewBox="0 0 21600 21600" draw:glue-points="10800 0 0 10800 10800 21600 21600 10800 ?f40 ?f41" draw:text-areas="0 0 21600 21600" draw:type="rectangular-callout" draw:modifiers="5196.68801749727 21546.067415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4cm" svg:height="0.8cm" svg:x="11.8cm" svg:y="16cm">
          <text:p text:style-name="P3">Postorder: <text:s/>1 5 4 6 13 10 7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5196.68801749727 21546.067415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4cm" svg:height="0.8cm" svg:x="11.8cm" svg:y="22.7cm">
          <text:p text:style-name="P3">Por Nivel: <text:s/>7 6 10 4 13 1 5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5196.68801749727 21546.067415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5:25:26.578329606</meta:creation-date>
    <dc:date>2017-02-23T15:40:17.433209774</dc:date>
    <meta:editing-duration>PT4M21S</meta:editing-duration>
    <meta:editing-cycles>1</meta:editing-cycles>
    <meta:document-statistic meta:object-count="64"/>
    <meta:generator>LibreOffice/5.1.4.2$Linux_X86_64 LibreOffice_project/10m0$Build-2</meta:generator>
  </office:meta>
</office:document-meta>
</file>